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iberation Sans" fo:font-size="14pt" officeooo:rsid="000bc68e" officeooo:paragraph-rsid="000bc68e" style:font-size-asian="14pt" style:font-size-complex="14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Sans" fo:font-size="14pt" fo:font-weight="bold" officeooo:rsid="000bc68e" officeooo:paragraph-rsid="000bc68e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end" style:justify-single-word="false"/>
      <style:text-properties style:font-name="Liberation Sans" fo:font-size="14pt" fo:font-weight="bold" officeooo:rsid="000bc68e" officeooo:paragraph-rsid="000bc68e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Liberation Sans" fo:font-size="14pt" fo:font-weight="bold" officeooo:rsid="001d696d" officeooo:paragraph-rsid="001d696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Sans" fo:font-size="14pt" fo:font-weight="bold" officeooo:rsid="0020d465" officeooo:paragraph-rsid="0020d465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Sans" fo:font-size="14pt" fo:font-style="normal" fo:font-weight="normal" officeooo:rsid="000c22c0" officeooo:paragraph-rsid="000c22c0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Sans" fo:font-size="14pt" fo:font-style="normal" fo:font-weight="normal" officeooo:rsid="000c22c0" officeooo:paragraph-rsid="000c22c0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Sans" fo:font-size="14pt" fo:font-style="normal" fo:font-weight="bold" officeooo:rsid="000bc68e" officeooo:paragraph-rsid="001cc580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Sans" fo:font-size="16pt" fo:font-weight="bold" officeooo:rsid="000bc68e" officeooo:paragraph-rsid="000bc68e" style:font-size-asian="14pt" style:font-weight-asian="bold" style:font-size-complex="16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style:font-name="Liberation Sans" fo:font-size="16pt" fo:font-weight="bold" officeooo:rsid="00220c30" officeooo:paragraph-rsid="00220c30" style:font-size-asian="14pt" style:font-weight-asian="bold" style:font-size-complex="16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style:font-name="Liberation Sans" fo:font-size="16pt" fo:font-style="normal" fo:font-weight="bold" officeooo:rsid="001cc580" officeooo:paragraph-rsid="001cc580" style:font-size-asian="14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line-height="115%" fo:text-align="end" style:justify-single-word="false"/>
      <style:text-properties style:font-name="Liberation Sans" fo:font-size="12pt" fo:font-style="italic" fo:font-weight="normal" officeooo:rsid="000bc68e" officeooo:paragraph-rsid="000bc68e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line-height="115%" fo:text-align="center" style:justify-single-word="false"/>
      <style:text-properties style:font-name="Liberation Sans" fo:font-size="12pt" officeooo:paragraph-rsid="000c22c0" style:font-size-asian="12pt" style:font-size-complex="12pt"/>
    </style:style>
    <style:style style:name="P14" style:family="paragraph" style:parent-style-name="Standard">
      <style:paragraph-properties fo:line-height="115%" fo:text-align="start" style:justify-single-word="false"/>
      <style:text-properties style:font-name="Liberation Sans" fo:font-size="12pt" officeooo:paragraph-rsid="000c22c0" style:font-size-asian="12pt" style:font-size-complex="12pt"/>
    </style:style>
    <style:style style:name="P15" style:family="paragraph" style:parent-style-name="Standard">
      <style:paragraph-properties fo:line-height="115%" fo:text-align="start" style:justify-single-word="false"/>
      <style:text-properties style:font-name="Liberation Sans" fo:font-size="12pt" officeooo:paragraph-rsid="0020d465" style:font-size-asian="12pt" style:font-size-complex="12pt"/>
    </style:style>
    <style:style style:name="P16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1cc580" officeooo:paragraph-rsid="001cc58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20d465" officeooo:paragraph-rsid="0020d465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24f9ee" officeooo:paragraph-rsid="0024f9ee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style:font-name="Liberation Sans" fo:font-size="12pt" fo:font-weight="normal" officeooo:rsid="00220c30" officeooo:paragraph-rsid="00225cc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15%" fo:text-align="center" style:justify-single-word="false"/>
      <style:text-properties style:font-name="Liberation Sans" fo:font-size="18pt" fo:font-style="normal" fo:font-weight="bold" officeooo:rsid="001cc580" officeooo:paragraph-rsid="001cc580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15%" fo:text-align="center" style:justify-single-word="false" fo:text-indent="1.251cm" style:auto-text-indent="false"/>
      <style:text-properties style:font-name="Liberation Sans" fo:font-size="14pt" officeooo:rsid="000bc68e" officeooo:paragraph-rsid="000bc68e" style:font-size-asian="14pt" style:font-size-complex="14pt"/>
    </style:style>
    <style:style style:name="P22" style:family="paragraph" style:parent-style-name="Standard">
      <style:paragraph-properties fo:line-height="115%" fo:text-align="start" style:justify-single-word="false"/>
      <style:text-properties style:font-name="Liberation Sans" fo:font-size="12pt" fo:font-weight="normal" officeooo:rsid="001cc580" officeooo:paragraph-rsid="001cc58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line-height="115%" fo:text-align="start" style:justify-single-word="false"/>
      <style:text-properties style:font-name="Liberation Sans" fo:font-size="12pt" fo:font-weight="normal" officeooo:rsid="001d696d" officeooo:paragraph-rsid="001d696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line-height="115%" fo:text-align="start" style:justify-single-word="false"/>
      <style:text-properties style:font-name="Liberation Sans" fo:font-size="12pt" fo:font-weight="normal" officeooo:rsid="0020d465" officeooo:paragraph-rsid="0020d465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line-height="115%" fo:text-align="start" style:justify-single-word="false"/>
      <style:text-properties style:font-name="Liberation Sans" fo:font-size="12pt" fo:font-weight="normal" officeooo:rsid="0021e2c0" officeooo:paragraph-rsid="0020d46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20d465" officeooo:paragraph-rsid="0020d465" style:font-size-asian="12pt" style:font-weight-asian="bold" style:font-size-complex="12pt" style:font-weight-complex="bold"/>
    </style:style>
    <style:style style:name="P27" style:family="paragraph" style:parent-style-name="Standard" style:list-style-name="L1">
      <style:paragraph-properties fo:line-height="115%" fo:text-align="start" style:justify-single-word="false"/>
      <style:text-properties style:font-name="Liberation Sans" fo:font-size="12pt" fo:font-weight="bold" officeooo:rsid="0025e5b3" officeooo:paragraph-rsid="0025e5b3" style:font-size-asian="12pt" style:font-weight-asian="bold" style:font-size-complex="12pt" style:font-weight-complex="bold"/>
    </style:style>
    <style:style style:name="P28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24f9ee" officeooo:paragraph-rsid="00225cca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254d7c" officeooo:paragraph-rsid="0024f9ee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1">
      <style:paragraph-properties fo:line-height="115%" fo:text-align="start" style:justify-single-word="false"/>
      <style:text-properties style:font-name="Liberation Sans" fo:font-size="12pt" fo:font-style="normal" fo:font-weight="normal" officeooo:rsid="0025e5b3" officeooo:paragraph-rsid="0025e5b3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25e5b3" officeooo:paragraph-rsid="0025e5b3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normal" officeooo:rsid="0024f9ee" officeooo:paragraph-rsid="0024f9ee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24f9ee" officeooo:paragraph-rsid="0024f9ee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line-height="115%" fo:text-align="start" style:justify-single-word="false"/>
      <style:text-properties style:font-name="Liberation Sans" fo:font-size="12pt" fo:font-style="normal" fo:font-weight="bold" officeooo:rsid="002f9c0b" officeooo:paragraph-rsid="002f9c0b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line-height="115%" fo:text-align="start" style:justify-single-word="false"/>
      <style:text-properties style:font-name="Liberation Sans" fo:font-size="16pt" fo:font-style="normal" fo:font-weight="bold" officeooo:rsid="002f9c0b" officeooo:paragraph-rsid="002f9c0b" style:font-size-asian="14pt" style:font-style-asian="normal" style:font-weight-asian="bold" style:font-size-complex="16pt" style:font-style-complex="normal" style:font-weight-complex="bold"/>
    </style:style>
    <style:style style:name="P36" style:family="paragraph" style:parent-style-name="Standard">
      <style:paragraph-properties fo:line-height="115%" fo:text-align="start" style:justify-single-word="false"/>
      <style:text-properties officeooo:paragraph-rsid="0034cc77"/>
    </style:style>
    <style:style style:name="P37" style:family="paragraph" style:parent-style-name="Standard">
      <style:paragraph-properties fo:line-height="115%" fo:text-align="start" style:justify-single-word="false"/>
      <style:text-properties officeooo:paragraph-rsid="003b7230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254d7c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5e5b3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style:font-size-asian="10.5pt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d696d" style:font-size-asian="10.5pt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54d7c" style:font-size-asian="10.5pt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5e5b3" style:font-size-asian="10.5pt" style:font-style-asian="normal" style:font-weight-asian="normal" style:font-style-complex="normal" style:font-weight-complex="normal"/>
    </style:style>
    <style:style style:name="T8" style:family="text">
      <style:text-properties fo:font-style="normal" officeooo:rsid="00225cca" style:font-style-asian="normal" style:font-style-complex="normal"/>
    </style:style>
    <style:style style:name="T9" style:family="text">
      <style:text-properties fo:font-style="normal" officeooo:rsid="0024f9ee" style:font-style-asian="normal" style:font-style-complex="normal"/>
    </style:style>
    <style:style style:name="T10" style:family="text">
      <style:text-properties officeooo:rsid="001cc580"/>
    </style:style>
    <style:style style:name="T11" style:family="text">
      <style:text-properties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f2787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220c30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style:font-size-asian="12.25pt" style:font-weight-asian="normal" style:font-weight-complex="normal"/>
    </style:style>
    <style:style style:name="T17" style:family="text">
      <style:text-properties officeooo:rsid="001cead3"/>
    </style:style>
    <style:style style:name="T18" style:family="text">
      <style:text-properties fo:font-weight="bold" officeooo:rsid="0020d465" style:font-weight-asian="bold" style:font-weight-complex="bold"/>
    </style:style>
    <style:style style:name="T19" style:family="text">
      <style:text-properties officeooo:rsid="002217d1"/>
    </style:style>
    <style:style style:name="T20" style:family="text">
      <style:text-properties fo:font-style="italic" officeooo:rsid="00225cca" style:font-style-asian="italic" style:font-style-complex="italic"/>
    </style:style>
    <style:style style:name="T21" style:family="text">
      <style:text-properties officeooo:rsid="002f38e9"/>
    </style:style>
    <style:style style:name="T22" style:family="text">
      <style:text-properties style:font-name="Liberation Sans" fo:font-size="12pt" fo:font-style="normal" fo:font-weight="normal" officeooo:rsid="002f9c0b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Liberation Sans" fo:font-size="12pt" fo:font-style="normal" fo:font-weight="normal" officeooo:rsid="002fbf88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Liberation Sans" fo:font-size="12pt" fo:font-style="normal" fo:font-weight="normal" officeooo:rsid="0033100b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Liberation Sans" fo:font-size="12pt" fo:font-style="normal" fo:font-weight="normal" officeooo:rsid="0034cc77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iberation Sans" fo:font-size="12pt" fo:font-style="normal" fo:font-weight="normal" officeooo:rsid="0034cc77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iberation Sans" fo:font-size="12pt" fo:font-style="normal" fo:font-weight="normal" officeooo:rsid="0036cb1e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Liberation Sans" fo:font-size="12pt" fo:font-style="normal" fo:font-weight="normal" officeooo:rsid="0038c146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Liberation Sans" fo:font-size="12pt" fo:font-style="normal" fo:font-weight="normal" officeooo:rsid="003926ac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Liberation Sans" fo:font-size="12pt" fo:font-style="normal" fo:font-weight="normal" officeooo:rsid="003b21c6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Liberation Sans" fo:font-size="12pt" fo:font-style="normal" fo:font-weight="normal" officeooo:rsid="003b7230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Liberation Sans" fo:font-size="12pt" fo:font-style="italic" fo:font-weight="normal" officeooo:rsid="0036cb1e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Liberation Sans" fo:font-size="12pt" fo:font-style="italic" fo:font-weight="normal" officeooo:rsid="0038c146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style:font-name="Liberation Sans" fo:font-size="12pt" fo:font-style="italic" fo:font-weight="normal" officeooo:rsid="003926ac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style:font-name="Liberation Sans" fo:font-size="14pt" fo:font-style="normal" fo:font-weight="normal" officeooo:rsid="002fbf88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font-name="Liberation Sans" fo:font-size="14pt" fo:font-style="normal" fo:font-weight="normal" officeooo:rsid="0034cc77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VIÇOSA</text:p>
      <text:p text:style-name="P1">CENTRO DE CIÊNCIAS EXATAS E TECNOLÓGICAS</text:p>
      <text:p text:style-name="P1">DEPARTAMENTO DE INFORMÁTICA</text:p>
      <text:p text:style-name="P1"/>
      <text:p text:style-name="P1"/>
      <text:p text:style-name="P1"/>
      <text:p text:style-name="P1"/>
      <text:p text:style-name="P21"/>
      <text:p text:style-name="P2">PROJETO FINAL DE CURSO</text:p>
      <text:p text:style-name="P2"/>
      <text:p text:style-name="P2"/>
      <text:p text:style-name="P9"/>
      <text:p text:style-name="P9"/>
      <text:p text:style-name="P9">BIBLIOTECA PARA <text:span text:style-name="T10">MATEMÁTICA</text:span> SIMBÓLICA EM C++</text:p>
      <text:p text:style-name="P9"/>
      <text:p text:style-name="P9"/>
      <text:p text:style-name="P9"/>
      <text:p text:style-name="P3">Arthur Gonçalves do Carmo<text:tab/><text:tab/><text:tab/></text:p>
      <text:p text:style-name="P12">Graduando em Ciência da Computação</text:p>
      <text:p text:style-name="P12"/>
      <text:p text:style-name="P12"/>
      <text:p text:style-name="P12"/>
      <text:p text:style-name="P12"/>
      <text:p text:style-name="P6">Luiz Carlos de Abreu Albuquerque</text:p>
      <text:p text:style-name="P7">(Orientador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VIÇOSA – MINAS GERAIS</text:p>
      <text:p text:style-name="P7">JUNHO – 2018</text:p>
      <text:p text:style-name="P7"/>
      <text:p text:style-name="P7"/>
      <text:p text:style-name="P20"><text:soft-page-break/>RESUMO</text:p>
      <text:p text:style-name="P11"/>
      <text:p text:style-name="P8"/>
      <text:p text:style-name="P8">BIBLIOTECA PARA <text:span text:style-name="T17">MATEMÁTICA </text:span>SIMBÓLICA EM C++</text:p>
      <text:p text:style-name="P13"/>
      <text:p text:style-name="P14"/>
      <text:p text:style-name="P14"/>
      <text:p text:style-name="P14"><text:tab/><text:span text:style-name="T10">Luiz Carlos de Abreu Albuquerque (Orientador)</text:span></text:p>
      <text:p text:style-name="P14"><text:tab/><text:span text:style-name="T10">Arthur Gonçalves do Carmo (Estudante)</text:span></text:p>
      <text:p text:style-name="P14"/>
      <text:p text:style-name="P13"/>
      <text:p text:style-name="P13"/>
      <text:p text:style-name="P16">RESUMO</text:p>
      <text:p text:style-name="P22"/>
      <text:p text:style-name="P4"><text:span text:style-name="T11">Matemática simbólica é a área da computação que se preocupa em representar e manipular equações e expressões matemáticas de forma simbólica, em oposição aos métodos de manipulação </text:span><text:span text:style-name="T13">por</text:span><text:span text:style-name="T11"> aproximaç</text:span><text:span text:style-name="T13">ão </text:span><text:span text:style-name="T11">numérica. O objetivo do projeto é criar uma biblioteca para C++ contendo classes que representam simbolicamente alguns </text:span><text:span text:style-name="T12">dos principais </text:span><text:span text:style-name="T11">objetos matemáticos, como números inteiros e racionais, artimética modular, polinômios e expressões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7">PALAVRAS-CHAVE</text:p>
      <text:p text:style-name="P5"><text:span text:style-name="T16"><text:tab/></text:span><text:span text:style-name="T14">matemática </text:span><text:span text:style-name="T11">simbólica; aritmética de precisão múltipla; expressões matemáticas;</text:span></text:p>
      <text:p text:style-name="P24"/>
      <text:p text:style-name="P17">ÁREA DE CONHECIMENTO</text:p>
      <text:p text:style-name="P15"><text:span text:style-name="T18"><text:tab/></text:span>1.03.02.01- 8 - Matemática Simbólica</text:p>
      <text:p text:style-name="P15"/>
      <text:p text:style-name="P17">LINHA DE PESQUISA</text:p>
      <text:p text:style-name="P25"><text:tab/>(24) Sistemas de Informação</text:p>
      <text:p text:style-name="P25"/>
      <text:p text:style-name="P25"/>
      <text:p text:style-name="P25"/>
      <text:p text:style-name="P25"/>
      <text:p text:style-name="P10"><text:soft-page-break/>1 – Introdução</text:p>
      <text:p text:style-name="P10"/>
      <text:p text:style-name="P19"><text:tab/><text:span text:style-name="T19">A matemática simbólica é um campo já muito bem estudado na computação. A dificuldade em se criar métodos mais eficientes do que os já existentes levam a uma relativa ausência de opções para bibliotecas para aritmética de precisão múltipla e representação simbólica. O mesmo não pode ser dito, entretanto, sobre sistemas de manipulação algébrica simbólica, chamados CAS (</text:span><text:span text:style-name="T20">Computer Algebra System</text:span><text:span text:style-name="T8">), que são softwares completos para o mesmo fim, e possuem grande variedade, muitas vezes se diferenciando um do outro por trabalharem com campos bem distintos da matemática.</text:span></text:p>
      <text:p text:style-name="P19"><text:span text:style-name="T8"><text:tab/>É rápido notar que a matemática simbólica é mais interessante de ponto de vista teórico do que do prático. Para a maioria das aplicações, as aproximações em ponto flutuante são suficientemente precisas</text:span><text:span text:style-name="T9"> e, quando não são, é mais interessante a aritmética de precisão múltipla do que resultados simbólicos. As aplicações que se beneficiam da matemática simbólica são em sua maior parte do meio matemático e da física teórica. Além disso, a matemática simbólica pode ser considerada uma área pertinente aos limites da computação, e também uma forma de analisar a própria abordagem humana em relação à matemática.</text:span></text:p>
      <text:p text:style-name="P28"/>
      <text:p text:style-name="P33">1.2 – Objetivos</text:p>
      <text:p text:style-name="P32"/>
      <text:p text:style-name="P18"><text:span text:style-name="T1"><text:tab/>O objetivo </text:span><text:span text:style-name="T3">geral </text:span><text:span text:style-name="T1">deste trabalho é </text:span><text:span text:style-name="T2">desenvolver</text:span><text:span text:style-name="T5"> uma biblioteca </text:span><text:span text:style-name="T6">para matemática simbólica em</text:span><text:span text:style-name="T5"> C++, </text:span><text:span text:style-name="T7">com classes para representar números inteiros, modulares e racionais, polinômios e expressões matemáticas</text:span><text:span text:style-name="T6">.</text:span></text:p>
      <text:p text:style-name="P29"/>
      <text:p text:style-name="P29"><text:tab/>Os objetivos específicos deste trabalho são:</text:p>
      <text:p text:style-name="P29"/>
      <text:list xml:id="list4985137143130813982" text:style-name="L1">
        <text:list-item>
          <text:p text:style-name="P27"><text:span text:style-name="T6">E</text:span><text:span text:style-name="T4">studar técnicas e algoritmos usados em computação simbólica.</text:span></text:p>
        </text:list-item>
        <text:list-item>
          <text:p text:style-name="P30">U<text:span text:style-name="T21">tiliz</text:span>ar padrões de desenvolvimento <text:span text:style-name="T21">para</text:span> software livre.</text:p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5"><text:soft-page-break/>2 – Referencial Teórico</text:p>
      <text:p text:style-name="P35"/>
      <text:p text:style-name="P34">2.1 – Números de precisão múltipla</text:p>
      <text:p text:style-name="P34"><text:span text:style-name="T15"><text:tab/></text:span></text:p>
      <text:p text:style-name="P36"><text:span text:style-name="T22"><text:tab/>Os computadores modernos representam números inteiros como cadeias de bits, mais comumente 32 ou 64 bits, interpretados como números inteiros em base 2. </text:span><text:span text:style-name="T23">Essa abordagem tem a limitação de poder representar, </text:span><text:span text:style-name="T25">em 64 bits,</text:span><text:span text:style-name="T23"> apenas números entre 0 e 2</text:span><text:span text:style-name="T35">⁶⁴</text:span><text:span text:style-name="T23"> – 1 (</text:span><text:span text:style-name="T24">sem usar bit de sinal</text:span><text:span text:style-name="T25">) ou entre –2</text:span><text:span text:style-name="T36">⁶³ e <text:s/></text:span><text:span text:style-name="T25">2</text:span><text:span text:style-name="T36">⁶³ – 1 </text:span><text:span text:style-name="T26">(com bit de sinal). A ideia da aritmética de precisão múltipla é representar números números inteiros cujo tamanho é limitado apenas pela memória disponível no computador.</text:span></text:p>
      <text:p text:style-name="P36"><text:span text:style-name="T26"><text:tab/></text:span><text:span text:style-name="T27">Uma excelente alternativa para trabalhar com números de precisão múltipla é a </text:span><text:span text:style-name="T32">GNU Multiple-Precision Library – GMP</text:span><text:span text:style-name="T27">, uma biblioteca escrita na linguagem C, altamente otimizada e que trabalha com números inteiros, racionais </text:span><text:span text:style-name="T28">e ponto flutuante de precisão arbitrária.</text:span></text:p>
      <text:p text:style-name="P37"><text:span text:style-name="T28"><text:tab/>É pertinente ao escopo do trabalho a criação de classes para representar números inteiros e racionais de precisão múltipla. Os algoritmos </text:span><text:span text:style-name="T30">usados </text:span><text:span text:style-name="T28">para as operações </text:span><text:span text:style-name="T31">aritméticas </text:span><text:span text:style-name="T28">básicas são descritos no livro </text:span><text:span text:style-name="T33">The Art of Computer Programming Vol. 2 Seminumerical Algorithms </text:span><text:span text:style-name="T28">(1998) </text:span><text:span text:style-name="T29">por</text:span><text:span text:style-name="T28"> </text:span><text:span text:style-name="T33">Donald Knut</text:span><text:span text:style-name="T34">h</text:span><text:span text:style-name="T2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09:08:58.838406753</meta:creation-date>
    <dc:date>2018-06-11T20:41:49.605807538</dc:date>
    <meta:editing-duration>PT8H59M36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4" meta:paragraph-count="37" meta:word-count="557" meta:character-count="3727" meta:non-whitespace-character-count="3188"/>
  </office:meta>
</office:document-meta>
</file>